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66f50"/>
    </style:style>
    <style:style style:name="P2" style:family="paragraph" style:parent-style-name="Heading_20_2">
      <style:text-properties officeooo:rsid="00066f50" officeooo:paragraph-rsid="00066f50"/>
    </style:style>
    <style:style style:name="P3" style:family="paragraph" style:parent-style-name="Standard">
      <style:text-properties fo:font-style="italic" fo:font-weight="bold" officeooo:rsid="00149ccc" officeooo:paragraph-rsid="00066f50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text-properties officeooo:paragraph-rsid="00066f50"/>
    </style:style>
    <style:style style:name="P5" style:family="paragraph" style:parent-style-name="Text_20_body">
      <style:text-properties fo:font-weight="bold" officeooo:rsid="00066f50" officeooo:paragraph-rsid="00066f50" style:font-weight-asian="bold" style:font-weight-complex="bold"/>
    </style:style>
    <style:style style:name="P6" style:family="paragraph" style:parent-style-name="Text_20_body">
      <style:text-properties fo:font-style="normal" fo:font-weight="bold" officeooo:rsid="00066f50" officeooo:paragraph-rsid="00066f50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italic" officeooo:rsid="0008516c" officeooo:paragraph-rsid="0008516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66f50"/>
    </style:style>
    <style:style style:name="T3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66f50"/>
    </style:style>
    <style:style style:name="T5" style:family="text">
      <style:text-properties style:text-position="0% 100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516c" style:font-weight-asian="normal" style:font-weight-complex="normal"/>
    </style:style>
    <style:style style:name="T8" style:family="text">
      <style:text-properties fo:font-weight="normal" officeooo:rsid="00091f05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8516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91f05" style:font-style-asian="italic" style:font-weight-asian="normal" style:font-style-complex="italic" style:font-weight-complex="normal"/>
    </style:style>
    <style:style style:name="T12" style:family="text">
      <style:text-properties officeooo:rsid="00091f05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buntu 20.04 laptop battery documentation</text:h>
      <text:p text:style-name="Horizontal_20_Line"/>
      <text:p text:style-name="P7">This document goes over general documentation of my experience with battery performance and activity while using Ubuntu 20.04 on 2 different XPS 13 laptops (from 2020 July 9<text:span text:style-name="T1">th</text:span> to the present (Friday, 2021, October 22<text:span text:style-name="T1">nd</text:span>)</text:p>
      <text:p text:style-name="Horizontal_20_Line"/>
      <text:list xml:id="list2059574605" text:style-name="L1">
        <text:list-item>
          <text:p text:style-name="P4">Slowly charges 1-2 percent at a time up to 90%, slowly charges onward</text:p>
          <text:p text:style-name="P4"/>
        </text:list-item>
        <text:list-item>
          <text:p text:style-name="P4">99% takes over 20 minutes to go to 100%, if the ETA says 3 minutes, it just recently reached 99%. If the ETA says 4 minutes, it is about halfway done. If the ETA says 5 minutes, it is going to reach 100% battery within the next 8 minutes.</text:p>
          <text:p text:style-name="P4"/>
        </text:list-item>
        <text:list-item>
          <text:p text:style-name="P4">Battery can drop 2% at a time with high CPU usage. <text:span text:style-name="T12">It also sometimes does this at normal CPU usage.</text:span></text:p>
          <text:p text:style-name="P4"/>
        </text:list-item>
        <text:list-item>
          <text:p text:style-name="P4">Battery charges 2% at a time commonly, this is normal.</text:p>
          <text:p text:style-name="P4"/>
        </text:list-item>
        <text:list-item>
          <text:p text:style-name="P4">The system does NOT shut down at 10% battery as stated in the Ubuntu desktop guide, although it gives you a warning once it reaches 10% I only did this once though.</text:p>
          <text:p text:style-name="P4"/>
        </text:list-item>
        <text:list-item>
          <text:p text:style-name="P4">The battery can last months without charging if the system isn't in use and is shut down. It drops about 12% battery per 4 months in this state.</text:p>
          <text:p text:style-name="P4"/>
        </text:list-item>
        <text:list-item>
          <text:p text:style-name="P4"><text:span text:style-name="T4">During times of battery percentage problems, the system may get stuck at 92% battery. It will throw a ridiculously large battery percentage, and will eventually skip to 100% battery. Immediately upon unplug, it will drop to 92% battery. The issue will take 1-9 power cycles to correct. I am not sure what causes this, it may be a different outlet, it may be a general battery error/decay.</text:span></text:p>
          <text:p text:style-name="P4"/>
        </text:list-item>
      </text:list>
      <text:p text:style-name="P3">This document was last updated on 2021 <text:span text:style-name="T4">Frid</text:span>ay, October 2<text:span text:style-name="T4">2</text:span><text:span text:style-name="T2">nd</text:span> at 6:57 pm</text:p>
      <text:p text:style-name="Horizontal_20_Line"/>
      <text:h text:style-name="P2" text:outline-level="2">File info</text:h>
      <text:p text:style-name="P5">File type:<text:span text:style-name="T6"> </text:span><text:span text:style-name="T9">OpenDocument Format (*.odt)</text:span></text:p>
      <text:p text:style-name="P6">File version:<text:span text:style-name="T6"> </text:span><text:span text:style-name="T9">2 (2021, Friday, October 22</text:span><text:span text:style-name="T3">nd</text:span><text:span text:style-name="T9"> at 2:3</text:span><text:span text:style-name="T11">4</text:span><text:span text:style-name="T9"> pm)</text:span></text:p>
      <text:p text:style-name="P6">Page count:<text:span text:style-name="T6"> </text:span><text:span text:style-name="T9">1</text:span></text:p>
      <text:p text:style-name="P6">Article language:<text:span text:style-name="T6"> </text:span><text:span text:style-name="T9">English (US) with basic Rich Text Formatting</text:span></text:p>
      <text:p text:style-name="P6">Word count:<text:span text:style-name="T6"> </text:span><text:span text:style-name="T10">3</text:span><text:span text:style-name="T11">14</text:span></text:p>
      <text:p text:style-name="P6">Character count:<text:span text:style-name="T6"> 1,</text:span><text:span text:style-name="T8">714</text:span></text:p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4:26:47.835308400</meta:creation-date>
    <dc:date>2021-10-22T14:34:38.206984975</dc:date>
    <meta:editing-duration>PT7M50S</meta:editing-duration>
    <meta:editing-cycles>3</meta:editing-cycles>
    <meta:generator>LibreOffice/6.4.2.2$Linux_X86_64 LibreOffice_project/40$Build-2</meta:generator>
    <meta:document-statistic meta:table-count="0" meta:image-count="0" meta:object-count="0" meta:page-count="1" meta:paragraph-count="17" meta:word-count="314" meta:character-count="1714" meta:non-whitespace-character-count="1424"/>
  </office:meta>
</office:document-meta>
</file>